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02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0.850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f4b183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ffd966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A11">
        <office:forms form:automatic-focus="false" form:apply-design-mode="false"/>
        <table:shapes>
          <draw:frame draw:z-index="0" draw:style-name="gr1" draw:text-style-name="P1" svg:width="6.302in" svg:height="3.5429in" svg:x="4.4567in" svg:y="0.3201in">
            <draw:object draw:notify-on-update-of-ranges="Sheet1.C1:Sheet1.C1 Sheet1.C2:Sheet1.C11 Sheet1.D1:Sheet1.D1 Sheet1.D2:Sheet1.D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l No</text:p>
          </table:table-cell>
          <table:table-cell table:style-name="ce2" office:value-type="string" calcext:value-type="string">
            <text:p>NUMBER </text:p>
          </table:table-cell>
          <table:table-cell table:style-name="ce4" office:value-type="string" calcext:value-type="string">
            <text:p>TC (Acsending)</text:p>
          </table:table-cell>
          <table:table-cell table:style-name="ce6" office:value-type="string" calcext:value-type="string">
            <text:p>TC (Descending)</text:p>
          </table:table-cell>
          <table:table-cell table:style-name="ce7" office:value-type="string" calcext:value-type="string">
            <text:p>TC (Random)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5000" calcext:value-type="float">
            <text:p>5000</text:p>
          </table:table-cell>
          <table:table-cell table:style-name="ce4" office:value-type="float" office:value="0.000022" calcext:value-type="float">
            <text:p>0.000022</text:p>
          </table:table-cell>
          <table:table-cell table:style-name="ce6" office:value-type="float" office:value="0.049703" calcext:value-type="float">
            <text:p>0.049703</text:p>
          </table:table-cell>
          <table:table-cell table:style-name="ce7" office:value-type="float" office:value="0.022737" calcext:value-type="float">
            <text:p>0.022737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float" office:value="0.000054" calcext:value-type="float">
            <text:p>0.000054</text:p>
          </table:table-cell>
          <table:table-cell table:style-name="ce6" office:value-type="float" office:value="0.158951" calcext:value-type="float">
            <text:p>0.158951</text:p>
          </table:table-cell>
          <table:table-cell table:style-name="ce7" office:value-type="float" office:value="0.064087" calcext:value-type="float">
            <text:p>0.064087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15000" calcext:value-type="float">
            <text:p>15000</text:p>
          </table:table-cell>
          <table:table-cell table:style-name="ce4" office:value-type="float" office:value="0.000089" calcext:value-type="float">
            <text:p>0.000089</text:p>
          </table:table-cell>
          <table:table-cell table:style-name="ce6" office:value-type="float" office:value="0.311452" calcext:value-type="float">
            <text:p>0.311452</text:p>
          </table:table-cell>
          <table:table-cell table:style-name="ce7" office:value-type="float" office:value="0.154803" calcext:value-type="float">
            <text:p>0.154803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20000" calcext:value-type="float">
            <text:p>20000</text:p>
          </table:table-cell>
          <table:table-cell table:style-name="ce4" office:value-type="float" office:value="0.000154" calcext:value-type="float">
            <text:p>0.000154</text:p>
          </table:table-cell>
          <table:table-cell table:style-name="ce6" office:value-type="float" office:value="0.544745" calcext:value-type="float">
            <text:p>0.544745</text:p>
          </table:table-cell>
          <table:table-cell table:style-name="ce7" office:value-type="float" office:value="0.280156" calcext:value-type="float">
            <text:p>0.280156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25000" calcext:value-type="float">
            <text:p>25000</text:p>
          </table:table-cell>
          <table:table-cell table:style-name="ce4" office:value-type="float" office:value="0.000127" calcext:value-type="float">
            <text:p>0.000127</text:p>
          </table:table-cell>
          <table:table-cell table:style-name="ce6" office:value-type="float" office:value="0.857175" calcext:value-type="float">
            <text:p>0.857175</text:p>
          </table:table-cell>
          <table:table-cell table:style-name="ce7" office:value-type="float" office:value="0.428347" calcext:value-type="float">
            <text:p>0.428347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30000" calcext:value-type="float">
            <text:p>30000</text:p>
          </table:table-cell>
          <table:table-cell table:style-name="ce4" office:value-type="float" office:value="0.000118" calcext:value-type="float">
            <text:p>0.000118</text:p>
          </table:table-cell>
          <table:table-cell table:style-name="ce6" office:value-type="float" office:value="1.203848" calcext:value-type="float">
            <text:p>1.203848</text:p>
          </table:table-cell>
          <table:table-cell table:style-name="ce7" office:value-type="float" office:value="0.601795" calcext:value-type="float">
            <text:p>0.601795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35000" calcext:value-type="float">
            <text:p>35000</text:p>
          </table:table-cell>
          <table:table-cell table:style-name="ce4" office:value-type="float" office:value="0.000168" calcext:value-type="float">
            <text:p>0.000168</text:p>
          </table:table-cell>
          <table:table-cell table:style-name="ce6" office:value-type="float" office:value="1.64137" calcext:value-type="float">
            <text:p>1.64137</text:p>
          </table:table-cell>
          <table:table-cell table:style-name="ce7" office:value-type="float" office:value="0.822856" calcext:value-type="float">
            <text:p>0.822856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40000" calcext:value-type="float">
            <text:p>40000</text:p>
          </table:table-cell>
          <table:table-cell table:style-name="ce4" office:value-type="float" office:value="0.000187" calcext:value-type="float">
            <text:p>0.000187</text:p>
          </table:table-cell>
          <table:table-cell table:style-name="ce6" office:value-type="float" office:value="2.140204" calcext:value-type="float">
            <text:p>2.140204</text:p>
          </table:table-cell>
          <table:table-cell table:style-name="ce7" office:value-type="float" office:value="1.061026" calcext:value-type="float">
            <text:p>1.061026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45000" calcext:value-type="float">
            <text:p>45000</text:p>
          </table:table-cell>
          <table:table-cell table:style-name="ce4" office:value-type="float" office:value="0.000315" calcext:value-type="float">
            <text:p>0.000315</text:p>
          </table:table-cell>
          <table:table-cell table:style-name="ce6" office:value-type="float" office:value="2.703561" calcext:value-type="float">
            <text:p>2.703561</text:p>
          </table:table-cell>
          <table:table-cell table:style-name="ce7" office:value-type="float" office:value="1.314831" calcext:value-type="float">
            <text:p>1.314831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4" office:value-type="float" office:value="0.000219" calcext:value-type="float">
            <text:p>0.000219</text:p>
          </table:table-cell>
          <table:table-cell table:style-name="ce6" office:value-type="float" office:value="3.32444" calcext:value-type="float">
            <text:p>3.32444</text:p>
          </table:table-cell>
          <table:table-cell table:style-name="ce7" office:value-type="float" office:value="1.630198" calcext:value-type="float">
            <text:p>1.630198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ce3"/>
          <table:table-cell table:style-name="ce5" table:number-columns-repeated="2"/>
          <table:table-cell table:number-columns-repeated="1020"/>
        </table:table-row>
        <table:table-row table:style-name="ro2" table:number-rows-repeated="34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000097265</meta:initial-creator>
    <meta:editing-cycles>3</meta:editing-cycles>
    <meta:creation-date>2022-07-29T08:08:30</meta:creation-date>
    <dc:date>2022-08-10T20:40:58.908000000</dc:date>
    <dc:language>en-IN</dc:language>
    <meta:generator>LibreOffice/7.3.5.2$Windows_X86_64 LibreOffice_project/184fe81b8c8c30d8b5082578aee2fed2ea847c01</meta:generator>
    <meta:editing-duration>PT7M34S</meta:editing-duration>
    <meta:document-statistic meta:table-count="1" meta:cell-count="55" meta:object-count="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cm" xlink:href=".." xlink:type="simple" chart:class="chart:line" chart:style-name="ch1">
        <chart:title svg:x="4.523cm" svg:y="0.316cm" chart:style-name="ch2">
          <text:p>Time Complexity of Insertion Sort</text:p>
        </chart:title>
        <chart:legend chart:legend-position="end" svg:x="11.976cm" svg:y="3.694cm" style:legend-expansion="high" chart:style-name="ch3"/>
        <chart:plot-area chart:style-name="ch4" table:cell-range-address="Sheet1.C1:Sheet1.E11" chart:data-source-has-labels="row" svg:x="1.321cm" svg:y="1.301cm" svg:width="10.335cm" svg:height="6.548cm">
          <chart:coordinate-region svg:x="2.059cm" svg:y="1.504cm" svg:width="9.405cm" svg:height="5.692cm"/>
          <chart:axis chart:dimension="x" chart:name="primary-x" chart:style-name="ch5">
            <chart:title svg:x="5.626cm" svg:y="8.029cm" chart:style-name="ch6">
              <text:p>Test Cases</text:p>
            </chart:title>
          </chart:axis>
          <chart:axis chart:dimension="y" chart:name="primary-y" chart:style-name="ch5">
            <chart:title svg:x="0.451cm" svg:y="5.204cm" chart:style-name="ch7">
              <text:p>Time (s)</text:p>
            </chart:title>
            <chart:grid chart:style-name="ch8" chart:class="major"/>
          </chart:axis>
          <chart:series chart:style-name="ch9" chart:values-cell-range-address="Sheet1.C2:Sheet1.C11" chart:label-cell-address="Sheet1.C1:Sheet1.C1" chart:class="chart:line">
            <chart:data-point chart:repeated="10"/>
          </chart:series>
          <chart:series chart:style-name="ch10" chart:values-cell-range-address="Sheet1.D2:Sheet1.D11" chart:label-cell-address="Sheet1.D1:Sheet1.D1" chart:class="chart:line">
            <chart:data-point chart:repeated="10"/>
          </chart:series>
          <chart:series chart:style-name="ch11" chart:values-cell-range-address="Sheet1.E2:Sheet1.E11" chart:label-cell-address="Sheet1.E1:Sheet1.E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 (Acsending)</text:p>
                <draw:g>
                  <svg:desc>Sheet1.C1:Sheet1.C1</svg:desc>
                </draw:g>
              </table:table-cell>
              <table:table-cell office:value-type="string">
                <text:p>TC (Descending)</text:p>
                <draw:g>
                  <svg:desc>Sheet1.D1:Sheet1.D1</svg:desc>
                </draw:g>
              </table:table-cell>
              <table:table-cell office:value-type="string">
                <text:p>TC (Random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2">
                <text:p>0.000022</text:p>
                <draw:g>
                  <svg:desc>Sheet1.C2:Sheet1.C11</svg:desc>
                </draw:g>
              </table:table-cell>
              <table:table-cell office:value-type="float" office:value="0.049703">
                <text:p>0.049703</text:p>
                <draw:g>
                  <svg:desc>Sheet1.D2:Sheet1.D11</svg:desc>
                </draw:g>
              </table:table-cell>
              <table:table-cell office:value-type="float" office:value="0.022737">
                <text:p>0.022737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4">
                <text:p>0.000054</text:p>
              </table:table-cell>
              <table:table-cell office:value-type="float" office:value="0.158951">
                <text:p>0.158951</text:p>
              </table:table-cell>
              <table:table-cell office:value-type="float" office:value="0.064087">
                <text:p>0.064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9">
                <text:p>0.000089</text:p>
              </table:table-cell>
              <table:table-cell office:value-type="float" office:value="0.311452">
                <text:p>0.311452</text:p>
              </table:table-cell>
              <table:table-cell office:value-type="float" office:value="0.154803">
                <text:p>0.154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54">
                <text:p>0.000154</text:p>
              </table:table-cell>
              <table:table-cell office:value-type="float" office:value="0.544745">
                <text:p>0.544745</text:p>
              </table:table-cell>
              <table:table-cell office:value-type="float" office:value="0.280156">
                <text:p>0.280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27">
                <text:p>0.000127</text:p>
              </table:table-cell>
              <table:table-cell office:value-type="float" office:value="0.857175">
                <text:p>0.857175</text:p>
              </table:table-cell>
              <table:table-cell office:value-type="float" office:value="0.428347">
                <text:p>0.428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18">
                <text:p>0.000118</text:p>
              </table:table-cell>
              <table:table-cell office:value-type="float" office:value="1.203848">
                <text:p>1.203848</text:p>
              </table:table-cell>
              <table:table-cell office:value-type="float" office:value="0.601795">
                <text:p>0.601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68">
                <text:p>0.000168</text:p>
              </table:table-cell>
              <table:table-cell office:value-type="float" office:value="1.64137">
                <text:p>1.64137</text:p>
              </table:table-cell>
              <table:table-cell office:value-type="float" office:value="0.822856">
                <text:p>0.822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87">
                <text:p>0.000187</text:p>
              </table:table-cell>
              <table:table-cell office:value-type="float" office:value="2.140204">
                <text:p>2.140204</text:p>
              </table:table-cell>
              <table:table-cell office:value-type="float" office:value="1.061026">
                <text:p>1.061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15">
                <text:p>0.000315</text:p>
              </table:table-cell>
              <table:table-cell office:value-type="float" office:value="2.703561">
                <text:p>2.703561</text:p>
              </table:table-cell>
              <table:table-cell office:value-type="float" office:value="1.314831">
                <text:p>1.314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19">
                <text:p>0.000219</text:p>
              </table:table-cell>
              <table:table-cell office:value-type="float" office:value="3.32444">
                <text:p>3.32444</text:p>
              </table:table-cell>
              <table:table-cell office:value-type="float" office:value="1.630198">
                <text:p>1.630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